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start="Arrow" draw:marker-start-width="0.3cm" draw:marker-end="Triangle_20_unfilled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47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3cm" svg:height="1.6cm" svg:x="5.4cm" svg:y="1.2cm">
          <text:p text:style-name="P1">Client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3.3cm" svg:height="1.6cm" svg:x="10.25cm" svg:y="1.2cm">
          <text:p text:style-name="P1">Client 2</text:p>
          <draw:enhanced-geometry svg:viewBox="0 0 21600 21600" draw:glue-points="10800 0 0 10800 10800 21600 21600 10800" draw:type="flowchart-process" draw:enhanced-path="M 0 0 L 21600 0 21600 21600 0 21600 0 0 Z N"/>
        </draw:custom-shape>
        <draw:g xml:id="id2" draw:id="id2">
          <draw:custom-shape draw:style-name="gr1" draw:text-style-name="P1" draw:layer="layout" svg:width="11.2cm" svg:height="5.3cm" svg:x="4cm" svg:y="5.8cm">
            <text:p text:style-name="P1">Middleware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2" draw:layer="layout" svg:width="2.7cm" svg:height="2.2cm" svg:x="4.5cm" svg:y="8.2cm">
            <text:p text:style-name="P2"><text:span text:style-name="T1">TXN Manager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2" draw:text-style-name="P2" draw:layer="layout" svg:width="2.7cm" svg:height="2.2cm" svg:x="8.25cm" svg:y="8.2cm">
            <text:p text:style-name="P1"><text:span text:style-name="T1">TXN Killer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2" draw:text-style-name="P2" draw:layer="layout" svg:width="2.7cm" svg:height="2.2cm" svg:x="12cm" svg:y="8.2cm">
            <text:p text:style-name="P1"><text:span text:style-name="T1">Lock Manager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connector draw:style-name="gr3" draw:text-style-name="P1" draw:layer="layout" draw:type="curve" svg:x1="7.05cm" svg:y1="2.8cm" svg:x2="9.6cm" svg:y2="5.8cm" draw:start-shape="id1" draw:start-glue-point="6" draw:end-shape="id2" draw:end-glue-point="0" svg:d="m7050 2800c0 2251 2550 752 2550 3000">
          <text:p/>
        </draw:connector>
        <draw:connector draw:style-name="gr3" draw:text-style-name="P1" draw:layer="layout" draw:type="curve" svg:x1="11.9cm" svg:y1="2.8cm" svg:x2="9.6cm" svg:y2="5.8cm" draw:start-shape="id3" draw:start-glue-point="6" draw:end-shape="id2" draw:end-glue-point="0" svg:d="m11900 2800c0 2251-2300 752-2300 3000">
          <text:p/>
        </draw:connector>
        <draw:frame draw:style-name="gr4" draw:text-style-name="P3" draw:layer="layout" svg:width="1.277cm" svg:height="0.725cm" svg:x="6.2cm" svg:y="3.9cm">
          <draw:text-box>
            <text:p><text:span text:style-name="T1">RMI</text:span></text:p>
          </draw:text-box>
        </draw:frame>
        <draw:frame draw:style-name="gr4" draw:text-style-name="P3" draw:layer="layout" svg:width="1.277cm" svg:height="0.725cm" svg:x="11.623cm" svg:y="3.975cm">
          <draw:text-box>
            <text:p><text:span text:style-name="T1">RMI</text:span></text:p>
          </draw:text-box>
        </draw:frame>
        <draw:custom-shape draw:style-name="gr1" draw:text-style-name="P1" xml:id="id4" draw:id="id4" draw:layer="layout" svg:width="11.2cm" svg:height="5.3cm" svg:x="4cm" svg:y="13.8cm">
          <text:p text:style-name="P1">Car Manager</text:p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5" draw:id="id5" draw:layer="layout" svg:width="3.6cm" svg:height="2.2cm" svg:x="11.1cm" svg:y="16.2cm">
          <text:p text:style-name="P1"><text:span text:style-name="T1">Working Se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3.6cm" svg:height="2.2cm" svg:x="4.7cm" svg:y="16.2cm">
          <text:p text:style-name="P1"><text:span text:style-name="T1">Lock Manag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draw:type="line" svg:x1="9.6cm" svg:y1="13.8cm" svg:x2="9.6cm" svg:y2="11.1cm" draw:start-shape="id4" draw:start-glue-point="4" draw:end-shape="id2" draw:end-glue-point="2" svg:d="m9600 13800v-2700">
          <text:p/>
        </draw:connector>
        <draw:frame draw:style-name="gr6" draw:text-style-name="P3" draw:layer="layout" svg:width="1.277cm" svg:height="0.725cm" svg:x="9.523cm" svg:y="12.175cm">
          <draw:text-box>
            <text:p><text:span text:style-name="T1">RMI</text:span></text:p>
          </draw:text-box>
        </draw:frame>
        <draw:custom-shape draw:style-name="gr1" draw:text-style-name="P2" xml:id="id6" draw:id="id6" draw:layer="layout" svg:width="2.5cm" svg:height="2.3cm" svg:x="11.65cm" svg:y="20.9cm">
          <text:p text:style-name="P1"><text:span text:style-name="T1">car_xx.w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" draw:text-style-name="P1" draw:layer="layout" draw:type="line" svg:x1="12.9cm" svg:y1="18.4cm" svg:x2="12.9cm" svg:y2="20.9cm" draw:start-shape="id5" draw:start-glue-point="6" draw:end-shape="id6" draw:end-glue-point="5" svg:d="m12900 18400v2500">
          <text:p/>
        </draw:connector>
        <draw:custom-shape draw:style-name="gr1" draw:text-style-name="P2" xml:id="id7" draw:id="id7" draw:layer="layout" svg:width="2.5cm" svg:height="2.3cm" svg:x="5.3cm" svg:y="20.9cm">
          <text:p text:style-name="P1"><text:span text:style-name="T1">Master</text:span></text:p>
          <text:p text:style-name="P1"><text:span text:style-name="T1">Record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2" xml:id="id8" draw:id="id8" draw:layer="layout" svg:width="2.5cm" svg:height="2.3cm" svg:x="2.6cm" svg:y="23.9cm">
          <text:p text:style-name="P1"><text:span text:style-name="T1">Commited</text:span></text:p>
          <text:p text:style-name="P1"><text:span text:style-name="T1">Copy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2" draw:layer="layout" svg:width="2.5cm" svg:height="2.3cm" svg:x="7.7cm" svg:y="24cm">
          <text:p text:style-name="P1"><text:span text:style-name="T1">Working</text:span></text:p>
          <text:p text:style-name="P1"><text:span text:style-name="T1">Copy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" draw:text-style-name="P1" draw:layer="layout" draw:type="line" svg:x1="6.55cm" svg:y1="23.2cm" svg:x2="3.85cm" svg:y2="23.9cm" draw:start-shape="id7" draw:start-glue-point="7" draw:end-shape="id8" draw:end-glue-point="5" svg:d="m6550 23200-2700 700">
          <text:p/>
        </draw:connector>
        <draw:line draw:style-name="gr3" draw:text-style-name="P1" draw:layer="layout" svg:x1="6.6cm" svg:y1="19.1cm" svg:x2="6.6cm" svg:y2="20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Triangle_20_unfilled" draw:display-name="Triangle unfilled" svg:viewBox="0 0 3000 3000" svg:d="m1500 0 1500 3000h-3000zm0 447-1176 2353h235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25T10:59:44</meta:creation-date>
    <dc:date>2013-11-25T11:14:48</dc:date>
    <meta:editing-duration>P0D</meta:editing-duration>
    <meta:editing-cycles>1</meta:editing-cycles>
    <meta:document-statistic meta:object-count="23"/>
    <meta:generator>LibreOffice/3.5$Linux_X86_64 LibreOffice_project/350m1$Build-2</meta:generator>
  </office:meta>
</office:document-meta>
</file>